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393cm" fo:min-width="5.87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393cm" fo:min-width="4.007cm" fo:padding-top="0cm" fo:padding-bottom="0cm" fo:padding-left="0cm" fo:padding-right="0cm"/>
    </style:style>
    <style:style style:name="P1" style:family="paragraph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2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74cm" svg:height="0.395cm" svg:x="7.791cm" svg:y="13.557cm">
          <draw:text-box>
            <text:p text:style-name="P1">f(x) = 4582.22222222222 x + 63112.5</text:p>
          </draw:text-box>
        </draw:frame>
        <draw:frame draw:style-name="gr2" draw:text-style-name="P2" draw:layer="layout" svg:width="4.007cm" svg:height="0.395cm" svg:x="7.791cm" svg:y="13.955cm">
          <draw:text-box>
            <text:p text:style-name="P1">R² = 0.99982751637095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Linux_X86_64 LibreOffice_project/00m0$Build-3</meta:generator>
    <dc:date>2019-03-04T14:56:20.735296266</dc:date>
    <meta:editing-duration>PT2M30S</meta:editing-duration>
    <meta:editing-cycles>1</meta:editing-cycles>
    <meta:document-statistic meta:object-count="2"/>
  </office:meta>
</office:document-meta>
</file>